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1cm" draw:fill-color="#0078aa"/>
    </style:style>
    <style:style style:name="gr2" style:family="graphic" style:parent-style-name="standard">
      <style:graphic-properties svg:stroke-width="0.001cm" svg:stroke-color="#aae6ff" draw:fill="none" draw:fill-color="#ffffff" fo:padding-top="-0.049cm" fo:padding-bottom="-0.049cm" fo:padding-left="-0.049cm" fo:padding-right="-0.049cm"/>
    </style:style>
    <style:style style:name="gr3" style:family="graphic" style:parent-style-name="standard">
      <style:graphic-properties draw:stroke="none" svg:stroke-width="0.028cm" draw:fill-color="#0078aa"/>
    </style:style>
    <style:style style:name="gr4" style:family="graphic" style:parent-style-name="standard">
      <style:graphic-properties draw:stroke="none" svg:stroke-width="0.028cm" draw:fill-color="#00b4ff"/>
    </style:style>
    <style:style style:name="gr5" style:family="graphic" style:parent-style-name="standard">
      <style:graphic-properties svg:stroke-width="0.028cm" svg:stroke-color="#aae6ff" draw:fill="none" draw:fill-color="#ffffff" fo:padding-top="-0.036cm" fo:padding-bottom="-0.036cm" fo:padding-left="-0.036cm" fo:padding-right="-0.036cm"/>
    </style:style>
    <style:style style:name="gr6" style:family="graphic" style:parent-style-name="standard">
      <style:graphic-properties draw:stroke="none" svg:stroke-width="0.028cm" draw:fill-color="#000000"/>
    </style:style>
    <style:style style:name="gr7" style:family="graphic" style:parent-style-name="standard">
      <style:graphic-properties draw:stroke="none" svg:stroke-width="0.028cm" draw:fill-color="#ffffff"/>
    </style:style>
    <style:style style:name="gr8" style:family="graphic" style:parent-style-name="standard">
      <style:graphic-properties svg:stroke-width="0.084cm" svg:stroke-color="#80daff" draw:fill="none" draw:fill-color="#ffffff" fo:padding-top="-0.008cm" fo:padding-bottom="-0.008cm" fo:padding-left="-0.008cm" fo:padding-right="-0.008cm"/>
    </style:style>
    <style:style style:name="gr9" style:family="graphic" style:parent-style-name="standard">
      <style:graphic-properties svg:stroke-width="0.084cm" svg:stroke-color="#000000" draw:fill="none" draw:fill-color="#ffffff" fo:padding-top="-0.008cm" fo:padding-bottom="-0.008cm" fo:padding-left="-0.008cm" fo:padding-right="-0.008cm"/>
    </style:style>
  </office:automatic-styles>
  <office:body>
    <office:drawing>
      <draw:page draw:name="page1" draw:style-name="dp1" draw:master-page-name="Default">
        <draw:g>
          <draw:glue-point draw:id="4" svg:x="0cm" svg:y="-5cm"/>
          <draw:glue-point draw:id="5" svg:x="-0.001cm" svg:y="5cm"/>
          <draw:glue-point draw:id="6" svg:x="-5cm" svg:y="-3.095cm"/>
          <draw:glue-point draw:id="7" svg:x="-5cm" svg:y="3.1cm"/>
          <draw:glue-point draw:id="8" svg:x="-5cm" svg:y="0.002cm"/>
          <draw:glue-point draw:id="9" svg:x="5cm" svg:y="-3.064cm"/>
          <draw:glue-point draw:id="10" svg:x="5cm" svg:y="3.064cm"/>
          <draw:glue-point draw:id="11" svg:x="5cm" svg:y="0cm"/>
          <draw:glue-point draw:id="12" svg:x="0cm" svg:y="0.001cm"/>
          <draw:polygon draw:style-name="gr1" draw:layer="layout" svg:width="2.226cm" svg:height="0.775cm" svg:x="0cm" svg:y="1.225cm" svg:viewBox="0 0 2227 776" draw:points="2227,388 2225,368 2220,348 2214,328 2204,309 2191,290 2175,271 2157,253 2136,235 2113,216 2086,199 2057,182 2027,166 1993,150 1958,134 1920,120 1880,106 1838,92 1795,81 1749,69 1702,58 1653,47 1603,39 1552,30 1500,23 1446,17 1392,11 1337,7 1282,4 1225,1 1169,0 1113,0 1057,0 1000,1 944,4 889,7 834,11 779,17 726,23 674,30 623,39 573,47 523,58 477,69 431,81 387,92 346,106 306,120 268,134 233,150 199,166 168,182 139,199 113,216 90,235 68,253 50,271 35,290 22,309 12,328 5,348 1,368 0,388 1,407 5,427 12,446 22,465 35,485 50,504 68,522 90,540 113,558 139,576 168,593 199,609 233,625 268,641 306,655 346,669 387,682 431,694 477,706 523,717 573,727 623,736 674,744 726,751 779,758 834,763 889,767 944,771 1000,774 1057,775 1113,776 1169,775 1225,774 1282,771 1337,767 1392,763 1446,758 1500,751 1552,744 1603,736 1653,727 1702,717 1749,706 1795,694 1838,682 1880,669 1920,655 1958,641 1993,625 2027,609 2057,593 2086,576 2113,558 2136,540 2157,522 2175,504 2191,485 2204,465 2214,446 2220,427 2225,407">
            <text:p/>
          </draw:polygon>
          <draw:polygon draw:style-name="gr2" draw:layer="layout" svg:width="2.213cm" svg:height="0.763cm" svg:x="0cm" svg:y="1.225cm" svg:viewBox="0 0 2214 764" draw:points="2214,381 2212,362 2208,343 2201,323 2191,305 2179,285 2163,267 2145,248 2123,231 2100,213 2074,196 2046,179 2015,163 1982,147 1946,133 1909,118 1869,105 1828,91 1784,79 1739,68 1692,57 1644,47 1594,38 1542,30 1491,23 1438,17 1384,11 1330,7 1274,4 1218,1 1163,0 1107,0 1051,0 995,1 939,4 884,7 829,11 776,17 722,23 670,30 619,38 569,47 521,57 474,68 429,79 385,91 344,105 304,118 267,133 232,147 199,163 167,179 139,196 113,213 90,231 68,248 50,267 35,285 22,305 13,323 6,343 1,362 0,381 1,400 6,420 13,439 22,458 35,477 50,496 68,514 90,532 113,549 139,566 167,583 199,599 232,616 267,630 304,645 344,658 385,671 429,684 474,694 521,705 569,715 619,724 670,732 722,740 776,745 829,751 884,755 939,758 995,761 1051,763 1107,764 1163,763 1218,761 1274,758 1330,755 1384,751 1438,745 1491,740 1542,732 1594,724 1644,715 1692,705 1739,694 1784,684 1828,671 1869,658 1909,645 1946,630 1982,616 2015,599 2046,583 2074,566 2100,549 2123,532 2145,514 2163,496 2179,477 2191,458 2201,439 2208,420 2212,400">
            <text:p/>
          </draw:polygon>
          <draw:polygon draw:style-name="gr3" draw:layer="layout" svg:width="2.213cm" svg:height="1.225cm" svg:x="0cm" svg:y="0.395cm" svg:viewBox="0 0 2214 1226" draw:points="0,0 0,1226 2214,1226 2214,0">
            <text:p/>
          </draw:polygon>
          <draw:polygon draw:style-name="gr4" draw:layer="layout" svg:width="2.226cm" svg:height="0.775cm" svg:x="0cm" svg:y="0cm" svg:viewBox="0 0 2227 776" draw:points="2227,387 2225,368 2220,348 2214,329 2204,309 2191,290 2175,272 2157,253 2136,234 2113,217 2086,199 2057,182 2027,166 1993,150 1958,134 1920,120 1880,106 1838,92 1795,80 1749,69 1702,58 1653,48 1603,39 1552,31 1500,23 1446,17 1392,11 1337,7 1282,4 1225,1 1169,0 1113,0 1057,0 1000,1 944,4 889,7 834,11 779,17 726,23 674,31 623,39 573,48 523,58 477,69 431,80 387,92 346,106 306,120 268,134 233,150 199,166 168,182 139,199 113,217 90,234 68,253 50,272 35,290 22,309 12,329 5,348 1,368 0,387 1,407 5,428 12,446 22,465 35,485 50,504 68,522 90,541 113,558 139,576 168,593 199,609 233,625 268,640 306,655 346,669 387,683 431,694 477,706 523,717 573,727 623,736 674,744 726,752 779,758 834,764 889,768 944,771 1000,774 1057,776 1113,776 1169,776 1225,774 1282,771 1337,768 1392,764 1446,758 1500,752 1552,744 1603,736 1653,727 1702,717 1749,706 1795,694 1838,683 1880,669 1920,655 1958,640 1993,625 2027,609 2057,593 2086,576 2113,558 2136,541 2157,522 2175,504 2191,485 2204,465 2214,446 2220,428 2225,407">
            <text:p/>
          </draw:polygon>
          <draw:polygon draw:style-name="gr5" draw:layer="layout" svg:width="2.213cm" svg:height="0.763cm" svg:x="0cm" svg:y="0cm" svg:viewBox="0 0 2214 764" draw:points="2214,381 2212,362 2208,342 2201,323 2191,305 2179,285 2163,268 2145,249 2123,231 2100,213 2074,196 2046,179 2015,164 1982,148 1946,133 1909,118 1869,105 1828,92 1784,79 1739,68 1692,57 1644,47 1594,38 1542,31 1491,23 1438,17 1384,12 1330,7 1274,4 1218,1 1163,0 1107,0 1051,0 995,1 939,4 884,7 829,12 776,17 722,23 670,31 619,38 569,47 521,57 474,68 429,79 385,92 344,105 304,118 267,133 232,148 199,164 167,179 139,196 113,213 90,231 68,249 50,268 35,285 22,305 13,323 6,342 1,362 0,381 1,401 6,420 13,440 22,458 35,477 50,495 68,514 90,532 113,550 139,567 167,584 199,599 232,615 267,630 304,645 344,658 385,671 429,683 474,695 521,705 569,716 619,725 670,732 722,740 776,746 829,751 884,755 939,758 995,761 1051,763 1107,764 1163,763 1218,761 1274,758 1330,755 1384,751 1438,746 1491,740 1542,732 1594,725 1644,716 1692,705 1739,695 1784,683 1828,671 1869,658 1909,645 1946,630 1982,615 2015,599 2046,584 2074,567 2100,550 2123,532 2145,514 2163,495 2179,477 2191,458 2201,440 2208,420 2212,401">
            <text:p/>
          </draw:polygon>
          <draw:polygon draw:style-name="gr6" draw:layer="layout" svg:width="0.729cm" svg:height="0.245cm" svg:x="1.134cm" svg:y="0.109cm" svg:viewBox="0 0 730 246" draw:points="0,190 161,246 553,81 730,136 635,0 175,0 365,40">
            <text:p/>
          </draw:polygon>
          <draw:polygon draw:style-name="gr6" draw:layer="layout" svg:width="0.729cm" svg:height="0.258cm" svg:x="0.338cm" svg:y="0.395cm" svg:viewBox="0 0 730 259" draw:points="730,53 567,0 188,163 0,109 94,259 567,259 364,203">
            <text:p/>
          </draw:polygon>
          <draw:polygon draw:style-name="gr6" draw:layer="layout" svg:width="0.73cm" svg:height="0.245cm" svg:x="0.377cm" svg:y="0.095cm" svg:viewBox="0 0 731 246" draw:points="0,55 162,0 555,150 731,109 636,246 176,246 365,205">
            <text:p/>
          </draw:polygon>
          <draw:polygon draw:style-name="gr6" draw:layer="layout" svg:width="0.728cm" svg:height="0.245cm" svg:x="1.107cm" svg:y="0.422cm" svg:viewBox="0 0 729 246" draw:points="729,191 567,246 188,82 0,136 93,0 567,0 364,40">
            <text:p/>
          </draw:polygon>
          <draw:polygon draw:style-name="gr7" draw:layer="layout" svg:width="0.729cm" svg:height="0.245cm" svg:x="1.147cm" svg:y="0.123cm" svg:viewBox="0 0 730 246" draw:points="0,191 162,246 554,81 730,136 635,0 175,0 364,40">
            <text:p/>
          </draw:polygon>
          <draw:polygon draw:style-name="gr7" draw:layer="layout" svg:width="0.73cm" svg:height="0.258cm" svg:x="0.351cm" svg:y="0.408cm" svg:viewBox="0 0 731 259" draw:points="731,54 567,0 189,163 0,108 94,259 567,259 365,204">
            <text:p/>
          </draw:polygon>
          <draw:polygon draw:style-name="gr7" draw:layer="layout" svg:width="0.729cm" svg:height="0.245cm" svg:x="0.392cm" svg:y="0.109cm" svg:viewBox="0 0 730 246" draw:points="0,53 162,0 553,149 730,109 635,246 175,246 364,204">
            <text:p/>
          </draw:polygon>
          <draw:polygon draw:style-name="gr7" draw:layer="layout" svg:width="0.729cm" svg:height="0.245cm" svg:x="1.121cm" svg:y="0.436cm" svg:viewBox="0 0 730 246" draw:points="730,190 567,246 188,81 0,136 94,0 567,0 365,40">
            <text:p/>
          </draw:polygon>
          <draw:line draw:style-name="gr5" draw:layer="layout" svg:x1="0cm" svg:y1="0.381cm" svg:x2="0cm" svg:y2="1.607cm">
            <text:p/>
          </draw:line>
          <draw:line draw:style-name="gr5" draw:layer="layout" svg:x1="2.213cm" svg:y1="0.381cm" svg:x2="2.213cm" svg:y2="1.621cm">
            <text:p/>
          </draw:line>
          <draw:line draw:style-name="gr8" draw:layer="layout" svg:x1="0.121cm" svg:y1="0.667cm" svg:x2="0.121cm" svg:y2="1.676cm">
            <text:p/>
          </draw:line>
          <draw:line draw:style-name="gr8" draw:layer="layout" svg:x1="0.256cm" svg:y1="0.736cm" svg:x2="0.256cm" svg:y2="1.744cm">
            <text:p/>
          </draw:line>
          <draw:line draw:style-name="gr8" draw:layer="layout" svg:x1="0.405cm" svg:y1="0.775cm" svg:x2="0.405cm" svg:y2="1.784cm">
            <text:p/>
          </draw:line>
          <draw:line draw:style-name="gr8" draw:layer="layout" svg:x1="0.54cm" svg:y1="0.803cm" svg:x2="0.54cm" svg:y2="1.811cm">
            <text:p/>
          </draw:line>
          <draw:line draw:style-name="gr8" draw:layer="layout" svg:x1="0.688cm" svg:y1="0.83cm" svg:x2="0.688cm" svg:y2="1.838cm">
            <text:p/>
          </draw:line>
          <draw:line draw:style-name="gr8" draw:layer="layout" svg:x1="0.837cm" svg:y1="0.857cm" svg:x2="0.837cm" svg:y2="1.865cm">
            <text:p/>
          </draw:line>
          <draw:line draw:style-name="gr8" draw:layer="layout" svg:x1="0.972cm" svg:y1="0.871cm" svg:x2="0.972cm" svg:y2="1.879cm">
            <text:p/>
          </draw:line>
          <draw:line draw:style-name="gr8" draw:layer="layout" svg:x1="1.121cm" svg:y1="0.871cm" svg:x2="1.121cm" svg:y2="1.879cm">
            <text:p/>
          </draw:line>
          <draw:line draw:style-name="gr8" draw:layer="layout" svg:x1="1.269cm" svg:y1="0.871cm" svg:x2="1.269cm" svg:y2="1.879cm">
            <text:p/>
          </draw:line>
          <draw:line draw:style-name="gr8" draw:layer="layout" svg:x1="1.404cm" svg:y1="0.857cm" svg:x2="1.404cm" svg:y2="1.865cm">
            <text:p/>
          </draw:line>
          <draw:line draw:style-name="gr8" draw:layer="layout" svg:x1="1.552cm" svg:y1="0.83cm" svg:x2="1.552cm" svg:y2="1.838cm">
            <text:p/>
          </draw:line>
          <draw:line draw:style-name="gr8" draw:layer="layout" svg:x1="1.701cm" svg:y1="0.803cm" svg:x2="1.701cm" svg:y2="1.811cm">
            <text:p/>
          </draw:line>
          <draw:line draw:style-name="gr8" draw:layer="layout" svg:x1="1.835cm" svg:y1="0.775cm" svg:x2="1.835cm" svg:y2="1.784cm">
            <text:p/>
          </draw:line>
          <draw:line draw:style-name="gr8" draw:layer="layout" svg:x1="1.984cm" svg:y1="0.736cm" svg:x2="1.984cm" svg:y2="1.744cm">
            <text:p/>
          </draw:line>
          <draw:line draw:style-name="gr8" draw:layer="layout" svg:x1="2.119cm" svg:y1="0.667cm" svg:x2="2.119cm" svg:y2="1.676cm">
            <text:p/>
          </draw:line>
          <draw:line draw:style-name="gr9" draw:layer="layout" svg:x1="0.108cm" svg:y1="0.667cm" svg:x2="0.108cm" svg:y2="1.676cm">
            <text:p/>
          </draw:line>
          <draw:line draw:style-name="gr9" draw:layer="layout" svg:x1="0.243cm" svg:y1="0.736cm" svg:x2="0.243cm" svg:y2="1.744cm">
            <text:p/>
          </draw:line>
          <draw:line draw:style-name="gr9" draw:layer="layout" svg:x1="0.392cm" svg:y1="0.775cm" svg:x2="0.392cm" svg:y2="1.784cm">
            <text:p/>
          </draw:line>
          <draw:line draw:style-name="gr9" draw:layer="layout" svg:x1="0.527cm" svg:y1="0.803cm" svg:x2="0.527cm" svg:y2="1.811cm">
            <text:p/>
          </draw:line>
          <draw:line draw:style-name="gr9" draw:layer="layout" svg:x1="0.675cm" svg:y1="0.83cm" svg:x2="0.675cm" svg:y2="1.838cm">
            <text:p/>
          </draw:line>
          <draw:line draw:style-name="gr9" draw:layer="layout" svg:x1="0.823cm" svg:y1="0.857cm" svg:x2="0.823cm" svg:y2="1.865cm">
            <text:p/>
          </draw:line>
          <draw:line draw:style-name="gr9" draw:layer="layout" svg:x1="0.958cm" svg:y1="0.871cm" svg:x2="0.958cm" svg:y2="1.879cm">
            <text:p/>
          </draw:line>
          <draw:line draw:style-name="gr9" draw:layer="layout" svg:x1="1.107cm" svg:y1="0.871cm" svg:x2="1.107cm" svg:y2="1.879cm">
            <text:p/>
          </draw:line>
          <draw:line draw:style-name="gr9" draw:layer="layout" svg:x1="1.255cm" svg:y1="0.871cm" svg:x2="1.255cm" svg:y2="1.879cm">
            <text:p/>
          </draw:line>
          <draw:line draw:style-name="gr9" draw:layer="layout" svg:x1="1.39cm" svg:y1="0.857cm" svg:x2="1.39cm" svg:y2="1.865cm">
            <text:p/>
          </draw:line>
          <draw:line draw:style-name="gr9" draw:layer="layout" svg:x1="1.538cm" svg:y1="0.83cm" svg:x2="1.538cm" svg:y2="1.838cm">
            <text:p/>
          </draw:line>
          <draw:line draw:style-name="gr9" draw:layer="layout" svg:x1="1.687cm" svg:y1="0.803cm" svg:x2="1.687cm" svg:y2="1.811cm">
            <text:p/>
          </draw:line>
          <draw:line draw:style-name="gr9" draw:layer="layout" svg:x1="1.822cm" svg:y1="0.775cm" svg:x2="1.822cm" svg:y2="1.784cm">
            <text:p/>
          </draw:line>
          <draw:line draw:style-name="gr9" draw:layer="layout" svg:x1="1.97cm" svg:y1="0.736cm" svg:x2="1.97cm" svg:y2="1.744cm">
            <text:p/>
          </draw:line>
          <draw:line draw:style-name="gr9" draw:layer="layout" svg:x1="2.106cm" svg:y1="0.667cm" svg:x2="2.106cm" svg:y2="1.676cm">
            <text:p/>
          </draw:lin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7500ARS (7513) Router</dc:title>
    <meta:creation-date>2011-02-07T16:45:32</meta:creation-date>
    <meta:editing-duration>P0D</meta:editing-duration>
    <meta:editing-cycles>1</meta:editing-cycles>
    <meta:document-statistic meta:object-count="46"/>
    <meta:generator>OpenOffice.org/3.3$Linux OpenOffice.org_project/330m20$Build-9567</meta:generator>
  </office:meta>
</office:document-meta>
</file>